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45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youtube.com/results?search_query=粵語mv&amp;sm=12"><text:span text:style-name="T1">http://www.youtube.com/results?search_query=粵語mv&amp;sm=12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3:21:10.712000000</meta:creation-date>
    <dc:date>2015-02-02T13:21:44.983000000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54" meta:non-whitespace-character-count="54"/>
    <meta:generator>LibreOffice/4.2.8.2$Windows_x86 LibreOffice_project/48d50dbfc06349262c9d50868e5c1f630a573ebd</meta:generator>
  </office:meta>
</office:document-meta>
</file>